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1.637cm" fo:min-width="1.387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f58220" draw:marker-start-width="0.509cm" draw:marker-end-width="0.509cm" draw:fill="none" draw:textarea-horizontal-align="justify" draw:textarea-vertical-align="middle" draw:auto-grow-height="false" fo:min-height="1.535cm" fo:min-width="1.285cm" fo:padding-top="0.176cm" fo:padding-bottom="0.176cm" fo:padding-left="0.301cm" fo:padding-right="0.301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1.535cm" fo:min-width="1.285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1.535cm" fo:min-width="1.285cm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2.667cm" svg:x="2.143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67cm" svg:height="2.667cm" svg:x="2.443cm" svg:y="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3.22cm" svg:y="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3.02cm" svg:y="5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4.02cm" svg:y="5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3.42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3.72cm" svg:y="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3.12cm" svg:y="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3.72cm" svg:y="7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667cm" svg:height="2.667cm" svg:x="12.643cm" svg:y="1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667cm" svg:height="2.667cm" svg:x="15.643cm" svg:y="3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67cm" svg:height="2.667cm" svg:x="12.643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667cm" svg:height="2.667cm" svg:x="15.643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13.72cm" svg:y="2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13.52cm" svg:y="3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13.92cm" svg:y="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17.52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17.22cm" svg:y="5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16.62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17.52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17.22cm" svg:y="8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16.62cm" svg:y="8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14.12cm" svg:y="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13.52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127cm" svg:x="14.12cm" svg:y="10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5:23:25.495954286</meta:creation-date>
    <dc:date>2018-06-08T15:33:41.492854773</dc:date>
    <meta:editing-duration>PT10M21S</meta:editing-duration>
    <meta:editing-cycles>2</meta:editing-cycles>
    <meta:generator>LibreOffice/6.0.1.1$Linux_X86_64 LibreOffice_project/60bfb1526849283ce2491346ed2aa51c465abfe6</meta:generator>
    <meta:document-statistic meta:object-count="25"/>
  </office:meta>
</office:document-meta>
</file>